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P173" style:parent-style-name="Standard" style:family="paragraph">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language-asian="es" style:country-asian="ES" style:language-complex="ar" style:country-complex="SA"/>
    </style:style>
    <style:style style:name="P175" style:parent-style-name="Standard" style:family="paragraph">
      <style:text-properties style:font-name="Liberation SerifLiberation Seri" style:language-asian="es" style:country-asian="ES" style:language-complex="ar" style:country-complex="SA"/>
    </style:style>
    <style:style style:name="P176" style:parent-style-name="Standard" style:family="paragraph">
      <style:text-properties style:font-name="Liberation SerifLiberation Seri" style:language-asian="es" style:country-asian="ES" style:language-complex="ar" style:country-complex="SA"/>
    </style:style>
    <style:style style:name="P177" style:parent-style-name="Standard" style:family="paragraph">
      <style:text-properties style:font-name="Liberation SerifLiberation Seri" style:language-asian="es" style:country-asian="ES" style:language-complex="ar" style:country-complex="SA"/>
    </style:style>
    <style:style style:name="P178" style:parent-style-name="Standard" style:family="paragraph">
      <style:text-properties style:font-name="Liberation SerifLiberation Seri" style:language-asian="es" style:country-asian="ES" style:language-complex="ar" style:country-complex="SA"/>
    </style:style>
    <style:style style:name="T179" style:parent-style-name="Fuentedepárrafopredeter." style:family="text">
      <style:text-properties style:font-name="Liberation SerifLiberation Seri" style:language-asian="es" style:country-asian="ES" style:language-complex="ar" style:country-complex="SA"/>
    </style:style>
    <style:style style:name="P180" style:parent-style-name="Standard" style:family="paragraph">
      <style:text-properties style:font-name="Liberation SerifLiberation Seri" style:language-asian="es" style:country-asian="ES" style:language-complex="ar" style:country-complex="SA"/>
    </style:style>
    <style:style style:name="P181" style:parent-style-name="Standard" style:family="paragraph">
      <style:text-properties style:font-name="Liberation SerifLiberation Seri" style:language-asian="es" style:country-asian="ES" style:language-complex="ar" style:country-complex="SA"/>
    </style:style>
    <style:style style:name="P182" style:parent-style-name="Standard" style:family="paragraph">
      <style:text-properties style:font-name="Liberation SerifLiberation Seri" style:language-asian="es" style:country-asian="ES" style:language-complex="ar" style:country-complex="SA"/>
    </style:style>
    <style:style style:name="P183" style:parent-style-name="Standard" style:family="paragraph">
      <style:text-properties style:font-name="Liberation SerifLiberation Seri" style:language-asian="es" style:country-asian="ES" style:language-complex="ar" style:country-complex="SA"/>
    </style:style>
    <style:style style:name="P184" style:parent-style-name="Standard" style:family="paragraph">
      <style:text-properties style:font-name="Liberation SerifLiberation Seri" style:language-asian="es" style:country-asian="ES" style:language-complex="ar" style:country-complex="SA"/>
    </style:style>
    <style:style style:name="P185" style:parent-style-name="Standard" style:family="paragraph">
      <style:text-properties style:font-name="Liberation SerifLiberation Seri" style:language-asian="es" style:country-asian="ES" style:language-complex="ar" style:country-complex="SA"/>
    </style:style>
    <style:style style:name="P186" style:parent-style-name="Standard" style:family="paragraph">
      <style:text-properties style:font-name="Liberation SerifLiberation Seri" style:language-asian="es" style:country-asian="ES" style:language-complex="ar" style:country-complex="SA"/>
    </style:style>
    <style:style style:name="P187" style:parent-style-name="Standard" style:family="paragraph">
      <style:text-properties style:font-name="Liberation SerifLiberation Seri" style:language-asian="es" style:country-asian="ES" style:language-complex="ar" style:country-complex="SA"/>
    </style:style>
    <style:style style:name="P188" style:parent-style-name="Standard" style:family="paragraph">
      <style:text-properties style:font-name="Liberation SerifLiberation Seri" style:language-asian="es" style:country-asian="ES" style:language-complex="ar" style:country-complex="SA"/>
    </style:style>
    <style:style style:name="P189" style:parent-style-name="Standard" style:family="paragraph">
      <style:text-properties style:font-name="Liberation SerifLiberation Seri" style:language-asian="es" style:country-asian="ES" style:language-complex="ar" style:country-complex="SA"/>
    </style:style>
    <style:style style:name="T190" style:parent-style-name="Fuentedepárrafopredeter." style:family="text">
      <style:text-properties style:font-name="Liberation SerifLiberation Seri" style:language-asian="es" style:country-asian="ES" style:language-complex="ar" style:country-complex="SA"/>
    </style:style>
    <style:style style:name="T191" style:parent-style-name="Fuentedepárrafopredeter." style:family="text">
      <style:text-properties style:font-name="Liberation SerifLiberation Seri"/>
    </style:style>
    <style:style style:name="P192" style:parent-style-name="Standard" style:family="paragraph">
      <style:text-properties style:font-name="Liberation SerifLiberation Seri"/>
    </style:style>
    <style:style style:name="T193" style:parent-style-name="Fuentedepárrafopredeter." style:family="text">
      <style:text-properties style:language-asian="es" style:country-asian="ES" style:language-complex="ar" style:country-complex="SA"/>
    </style:style>
    <style:style style:name="P194" style:parent-style-name="Normal" style:family="paragraph">
      <style:text-properties style:language-asian="es" style:country-asian="ES" style:language-complex="ar" style:country-complex="SA"/>
    </style:style>
    <style:style style:name="P195" style:parent-style-name="Normal" style:family="paragraph">
      <style:text-properties style:language-asian="es" style:country-asian="ES" style:language-complex="ar" style:country-complex="SA"/>
    </style:style>
    <style:style style:name="T196" style:parent-style-name="Fuentedepárrafopredeter." style:family="text">
      <style:text-properties style:language-asian="es" style:country-asian="ES" style:language-complex="ar" style:country-complex="SA"/>
    </style:style>
    <style:style style:name="P197" style:parent-style-name="Standard" style:family="paragraph">
      <style:text-properties style:font-name="Liberation SerifLiberation Seri" style:language-asian="es" style:country-asian="ES" style:language-complex="ar" style:country-complex="SA"/>
    </style:style>
    <style:style style:name="P198" style:parent-style-name="Standard" style:family="paragraph">
      <style:text-properties style:font-name="Liberation SerifLiberation Seri" style:language-asian="es" style:country-asian="ES" style:language-complex="ar" style:country-complex="SA"/>
    </style:style>
    <style:style style:name="P199" style:parent-style-name="Standard" style:family="paragraph">
      <style:text-properties style:font-name="Liberation SerifLiberation Seri" style:language-asian="es" style:country-asian="ES" style:language-complex="ar" style:country-complex="SA"/>
    </style:style>
    <style:style style:name="P200" style:parent-style-name="Standard" style:family="paragraph">
      <style:text-properties style:font-name="Liberation SerifLiberation Seri" style:language-asian="es" style:country-asian="ES" style:language-complex="ar" style:country-complex="SA"/>
    </style:style>
    <style:style style:name="T201" style:parent-style-name="Fuentedepárrafopredeter." style:family="text">
      <style:text-properties style:language-asian="es" style:country-asian="ES" style:language-complex="ar" style:country-complex="SA"/>
    </style:style>
    <style:style style:name="T202"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3" style:parent-style-name="Fuentedepárrafopredeter." style:family="text">
      <style:text-properties style:language-asian="es" style:country-asian="ES" style:language-complex="ar" style:country-complex="SA"/>
    </style:style>
    <style:style style:name="T204"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5"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6"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7" style:parent-style-name="Fuentedepárrafopredeter." style:family="text">
      <style:text-properties style:language-asian="es" style:country-asian="ES" style:language-complex="ar" style:country-complex="SA"/>
    </style:style>
    <style:style style:name="T208"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0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1"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2"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3"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4"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5"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6"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7"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8"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2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T221"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22" style:parent-style-name="Standard" style:family="paragraph">
      <style:text-properties style:font-name="Liberation SerifLiberation Seri" style:language-asian="es" style:country-asian="ES" style:language-complex="ar" style:country-complex="SA"/>
    </style:style>
    <style:style style:name="T223" style:parent-style-name="Fuentedepárrafopredeter." style:family="text">
      <style:text-properties style:font-name="Liberation SerifLiberation Seri" style:language-asian="es" style:country-asian="ES" style:language-complex="ar" style:country-complex="SA"/>
    </style:style>
    <style:style style:name="T224"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P225" style:parent-style-name="Standard" style:family="paragraph">
      <style:text-properties style:font-name="Liberation SerifLiberation Seri" style:language-asian="es" style:country-asian="ES" style:language-complex="ar" style:country-complex="SA"/>
    </style:style>
    <style:style style:name="T226" style:parent-style-name="Fuentedepárrafopredeter." style:family="text">
      <style:text-properties style:font-name="Liberation SerifLiberation Seri" style:language-asian="es" style:country-asian="ES" style:language-complex="ar" style:country-complex="SA"/>
    </style:style>
    <style:style style:name="T227"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28" style:parent-style-name="Fuentedepárrafopredeter." style:family="text">
      <style:text-properties style:font-name="Liberation SerifLiberation Seri" style:language-asian="es" style:country-asian="ES" style:language-complex="ar" style:country-complex="SA"/>
    </style:style>
    <style:style style:name="P229" style:parent-style-name="Standard" style:family="paragraph">
      <style:text-properties style:font-name="Liberation SerifLiberation Seri" style:language-asian="es" style:country-asian="ES" style:language-complex="ar" style:country-complex="SA"/>
    </style:style>
    <style:style style:name="P230" style:parent-style-name="Standard" style:family="paragraph">
      <style:text-properties style:font-name="Liberation SerifLiberation Seri" style:language-asian="es" style:country-asian="ES" style:language-complex="ar" style:country-complex="SA"/>
    </style:style>
    <style:style style:name="P231"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2"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3"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4"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5"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6"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7"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8"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9" style:parent-style-name="Standard" style:family="paragraph">
      <style:paragraph-properties>
        <style:tab-stops>
          <style:tab-stop style:type="left" style:position="0in"/>
        </style:tab-stops>
      </style:paragraph-properties>
    </style:style>
    <style:style style:name="T240" style:parent-style-name="Fuentedepárrafopredeter." style:family="text">
      <style:text-properties style:font-name="Liberation SerifLiberation Seri" style:language-asian="es" style:country-asian="ES" style:language-complex="ar" style:country-complex="SA"/>
    </style:style>
    <style:style style:name="T241" style:parent-style-name="Fuentedepárrafopredeter." style:family="text">
      <style:text-properties style:font-name="Liberation SerifLiberation Seri" style:language-asian="es" style:country-asian="ES" style:language-complex="ar" style:country-complex="SA"/>
    </style:style>
    <style:style style:name="T242"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43"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44" style:parent-style-name="Fuentedepárrafopredeter." style:family="text">
      <style:text-properties style:font-name="Liberation SerifLiberation Seri"/>
    </style:style>
    <style:style style:name="T245" style:parent-style-name="Fuentedepárrafopredeter." style:family="text">
      <style:text-properties style:font-name="Liberation SerifLiberation Seri" style:language-asian="es" style:country-asian="ES" style:language-complex="ar" style:country-complex="SA"/>
    </style:style>
    <style:style style:name="T246" style:parent-style-name="Fuentedepárrafopredeter." style:family="text">
      <style:text-properties style:font-name="Liberation SerifLiberation Seri"/>
    </style:style>
    <style:style style:name="T247" style:parent-style-name="Fuentedepárrafopredeter." style:family="text">
      <style:text-properties style:font-name="Liberation SerifLiberation Seri" style:language-asian="es" style:country-asian="ES" style:language-complex="ar" style:country-complex="SA"/>
    </style:style>
    <style:style style:name="T248" style:parent-style-name="Fuentedepárrafopredeter." style:family="text">
      <style:text-properties style:font-name="Liberation SerifLiberation Seri"/>
    </style:style>
    <style:style style:name="P249" style:parent-style-name="Normal" style:family="paragraph">
      <style:text-properties style:font-name="Liberation SerifLiberation Seri"/>
    </style:style>
    <style:style style:name="P250" style:parent-style-name="Normal" style:family="paragraph">
      <style:text-properties style:font-name="Liberation SerifLiberation Seri"/>
    </style:style>
    <style:style style:name="P251" style:parent-style-name="Normal" style:family="paragraph">
      <style:text-properties style:font-name="Liberation SerifLiberation Seri"/>
    </style:style>
    <style:style style:name="P252" style:parent-style-name="Párrafodelista" style:list-style-name="LFO1" style:family="paragraph">
      <style:text-properties style:font-name="Liberation SerifLiberation Seri"/>
    </style:style>
    <style:style style:name="P253" style:parent-style-name="Párrafodelista" style:list-style-name="LFO1" style:family="paragraph">
      <style:text-properties style:font-name="Liberation SerifLiberation Seri"/>
    </style:style>
    <style:style style:name="P254" style:parent-style-name="Párrafodelista" style:list-style-name="LFO1" style:family="paragraph">
      <style:text-properties style:font-name="Liberation SerifLiberation Seri"/>
    </style:style>
    <style:style style:name="P255" style:parent-style-name="Párrafodelista" style:list-style-name="LFO1" style:family="paragraph">
      <style:text-properties style:font-name="Liberation SerifLiberation Seri"/>
    </style:style>
    <style:style style:name="P256" style:parent-style-name="Párrafodelista" style:list-style-name="LFO1" style:family="paragraph">
      <style:text-properties style:font-name="Liberation SerifLiberation Seri"/>
    </style:style>
    <style:style style:name="P257" style:parent-style-name="Párrafodelista" style:list-style-name="LFO1" style:family="paragraph">
      <style:text-properties style:font-name="Liberation SerifLiberation Seri"/>
    </style:style>
    <style:style style:name="P258" style:parent-style-name="Párrafodelista" style:list-style-name="LFO1" style:family="paragraph"/>
    <style:style style:name="T259" style:parent-style-name="Fuentedepárrafopredeter." style:family="text">
      <style:text-properties style:font-name="Liberation SerifLiberation Seri"/>
    </style:style>
    <style:style style:name="P260"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61"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62" style:parent-style-name="Standard" style:family="paragraph">
      <style:text-properties style:font-name="Liberation SerifLiberation Seri" style:language-asian="es" style:country-asian="ES" style:language-complex="ar" style:country-complex="SA"/>
    </style:style>
    <style:style style:name="P263" style:parent-style-name="Standard" style:family="paragraph">
      <style:text-properties style:font-name="Liberation SerifLiberation Seri" style:language-asian="es" style:country-asian="ES" style:language-complex="ar" style:country-complex="SA"/>
    </style:style>
    <style:style style:name="P264" style:parent-style-name="Standard" style:family="paragraph">
      <style:text-properties style:font-name="Liberation SerifLiberation Seri" style:language-asian="es" style:country-asian="ES" style:language-complex="ar" style:country-complex="SA"/>
    </style:style>
    <style:style style:name="T265"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T266" style:parent-style-name="Fuentedepárrafopredeter." style:family="text">
      <style:text-properties style:font-name="Liberation SerifLiberation Seri" style:language-asian="es" style:country-asian="ES" style:language-complex="ar" style:country-complex="SA"/>
    </style:style>
    <style:style style:name="P267" style:parent-style-name="Standard" style:family="paragraph">
      <style:text-properties style:font-name="Liberation SerifLiberation Seri" style:language-asian="es" style:country-asian="ES" style:language-complex="ar" style:country-complex="SA"/>
    </style:style>
    <style:style style:name="P268" style:parent-style-name="Standard" style:family="paragraph">
      <style:text-properties style:font-name="Liberation SerifLiberation Seri" style:language-asian="es" style:country-asian="ES" style:language-complex="ar" style:country-complex="SA"/>
    </style:style>
    <style:style style:name="T269"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70" style:parent-style-name="Fuentedepárrafopredeter." style:family="text">
      <style:text-properties style:font-name="Liberation SerifLiberation Seri" style:language-asian="es" style:country-asian="ES" style:language-complex="ar" style:country-complex="SA"/>
    </style:style>
    <style:style style:name="T271" style:parent-style-name="Fuentedepárrafopredeter." style:family="text">
      <style:text-properties style:font-name="Liberation SerifLiberation Seri" style:language-asian="es" style:country-asian="ES" style:language-complex="ar" style:country-complex="SA"/>
    </style:style>
    <style:style style:name="T272"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73" style:parent-style-name="Fuentedepárrafopredeter." style:family="text">
      <style:text-properties style:font-name="Liberation SerifLiberation Seri" style:language-asian="es" style:country-asian="ES" style:language-complex="ar" style:country-complex="SA"/>
    </style:style>
    <style:style style:name="P274" style:parent-style-name="Standard" style:family="paragraph">
      <style:text-properties style:font-name="Liberation SerifLiberation Seri" style:language-asian="es" style:country-asian="ES" style:language-complex="ar" style:country-complex="SA"/>
    </style:style>
    <style:style style:name="P275" style:parent-style-name="Standard" style:family="paragraph">
      <style:text-properties style:font-name="Liberation SerifLiberation Seri" style:language-asian="es" style:country-asian="ES" style:language-complex="ar" style:country-complex="SA"/>
    </style:style>
    <style:style style:name="P276" style:parent-style-name="Standard" style:family="paragraph">
      <style:text-properties style:font-name="Liberation SerifLiberation Seri" style:language-asian="es" style:country-asian="ES" style:language-complex="ar" style:country-complex="SA"/>
    </style:style>
    <style:style style:name="T277" style:parent-style-name="Fuentedepárrafopredeter." style:family="text">
      <style:text-properties style:font-name="Liberation SerifLiberation Seri" style:language-asian="es" style:country-asian="ES" style:language-complex="ar" style:country-complex="SA"/>
    </style:style>
    <style:style style:name="P2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79"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93"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95"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296"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23/02/23</text:p>
      <text:p text:style-name="P164">- He sacado los códigos de barras usando gradientes, ajustar dimensiones de los parámetros “kernel1” y “kernel2” según distancia de la cámara a la estantería.</text:p>
      <text:p text:style-name="P165"/>
      <text:p text:style-name="P166">01/03/23</text:p>
      <text:p text:style-name="P167">- Probando a sacar los códigos de barras con el recorte del zoom que se le ha hecho a una imagen.</text:p>
      <text:p text:style-name="P168"/>
      <text:p text:style-name="P169">02/03/23</text:p>
      <text:p text:style-name="P170">- Se ha ido a hacer fotos a la gasolinera para 2, 3 y 4 bandas (de 5 no había). También se han hecho foto de códigos de barra de cerca emulando el zoom de la cámara al hacer el barrido de las bandas.</text:p>
      <text:p text:style-name="P171"/>
      <text:p text:style-name="P172">04/03/23</text:p>
      <text:p text:style-name="P173">- El código original se ha renombrado a “líneas.py” ya que se ha dejado solo la parte de código que calcula las bandas.</text:p>
      <text:p text:style-name="P174">- Para la parte de código que calcula los gradientes se ha creado el código “gradientes.py”, que recibirá las imágenes con zoom.</text:p>
      <text:p text:style-name="P175">- Se ha probado con las fotos de la gasolinera, hay que aumentar el rango de ángulos en Hough para que funcione más o menos bien.</text:p>
      <text:p text:style-name="P176"/>
      <text:p text:style-name="P177">05/03/23</text:p>
      <text:p text:style-name="P178">- Se ha hecho la parte de las franjas y Hough para 2 y 3 bandas (se ha copiado el código y se ha adaptado).<text:s/></text:p>
      <text:p text:style-name="Standard"><text:span text:style-name="T179">- Ajustado valores de kernels en la apertura y cierre de “gradientes.py” pero quedan algunos puntos sueltos si salen partes de etiquetas de los productos en las imágenes. Idea: establecer un umbral de píxeles, si son pocos píxeles se supone puntos espúreos y se eliminan o usar<text:s/></text:span>cv2.findContours o simplemente erosionar. Aunque perdamos píxeles de los códigos de barras, el píxel central del código de barras sigue siendo el mismo luego para localizar el punto del código de barras en el mapa no cambia.</text:p>
      <text:p text:style-name="Standard"/>
      <text:p text:style-name="Standard">06/03/23</text:p>
      <text:p text:style-name="Standard">- En “gradientes.py” se han adaptado las imágenes de la carpeta “Fotos gasolinera/Zoom” usando Hough y quedándonos solo con la banda que estará centrada y eliminando el resto (productos). De esta manera al hacer gradientes, cierre y apertura se obtienen directamente los códigos de barras sin puntos espúreos.</text:p>
      <text:p text:style-name="P180">- Probar a quitar los reflejos de los códigos de barra en “gradientes.py” y sacar los putos centrales de los códigos de barras.</text:p>
      <text:p text:style-name="P181">- En “líneas.py” hacer el algoritmo de manera iterativa, tipo que vea una vez formadas las bandas y ver si están repartidas por toda la imagen, en caso contrario, agrupar las bandas de nuevo y ver si se obtiene un mejor resultado.</text:p>
      <text:p text:style-name="P182"/>
      <text:p text:style-name="P183">07/03/23</text:p>
      <text:p text:style-name="P184">- En “gradientes.py” se ha obtenido el contorno y píxel central de los códigos de barras identificados, además se han representado en la imagen enmascarada (“masked”).</text:p>
      <text:p text:style-name="P185">- Se ha enviado un correo a Miguel Ángel preguntando qué criterio usar para saber si una banda identificada es realmente <text:s/>una banda o estamos en zona de productos. Con el robot es fácil porque al hacer un barrido con zoom, si detectamos códigos confirmamos que es una banda y guardamos esa altura para buscar bandas a la misma altura en las siguientes imágenes, y si no detectamos códigos deducimos que estamos en zona de productos. Pero con la imagen solo no sé cómo hacerlo. En la respuesta dice que hagamos una foto de cerca es decir, aplicamos el algoritmo, vemos las bandas que nos da, hacemos una/varias fotos de cerca de esas bandas teóricas y si al aplicar “gradientes.py” detectamos códigos, guardamos esas alturas en un vector de alturas definitivas y si no detectamos nada, significa que estamos en zona de productos y desechamos esa altura.</text:p>
      <text:soft-page-break/>
      <text:p text:style-name="P186">12/03/23</text:p>
      <text:p text:style-name="P187">- Se ha comenzado a crear la fase de aprendizaje en “líneas.py”.<text:s/></text:p>
      <text:p text:style-name="P188"/>
      <text:p text:style-name="P189">13/03/23</text:p>
      <text:p text:style-name="Standard"><text:span text:style-name="T190">- Se ha usado “</text:span><text:span text:style-name="T191">pip install natsort” para instalar natsort. Con esto se logra abrir las imágenes en orden, es decir, ‘1.jpg’, ‘2.jpg’, ‘3.jpg’… Esto se ha realizado en el código de prueba “prueba_lectura_imagenes.py”.</text:span></text:p>
      <text:p text:style-name="P192">- También se ha realizado el doble bucle en “prueba_lectura_imagenes.py” y luego se ha metido en “líneas.py”, el primer bucle for para leer las imágenes normales y luego un bucle dentro para leer todas las imágenes de cerca que emulan el zoom. Si por ejemplo son 3 bandas, este segundo bucle tendría que leer 3 imágenes (una imagen de cerca de cada banda identificada por el algoritmo para buscar códigos de barras).</text:p>
      <text:p text:style-name="Normal">- Se ha creado en “gradientes.py” la función “<text:span text:style-name="T193">calcula_banda_central()”, para poder llamarla desde “líneas.py”.</text:span></text:p>
      <text:p text:style-name="P194"/>
      <text:p text:style-name="P195">14/03/23</text:p>
      <text:p text:style-name="Normal"><text:span text:style-name="T196">- Para el tema de cambiar las direcciones de donde se leen las imágenes, quizás se puede usar un vector y en cada posición guardar una dirección, en cada iteración se incrementará el índice.</text:span></text:p>
      <text:p text:style-name="P197">- Realizada fase de aprendizaje al final de cada imagen leída, ahora hay que usar eso a la hora de coger las bandas para las imágenes siguientes.</text:p>
      <text:p text:style-name="P198"/>
      <text:p text:style-name="P199">15/03/23</text:p>
      <text:p text:style-name="P200">- Se ha pasado Hough por franjas a una función, hay que mirar cómo reducir el tamaño de esa función y así evitar copiar tantas veces lo mismo.</text:p>
      <text:p text:style-name="Normal">- En “<text:span text:style-name="T201">emparejamiento_lineas()</text:span>”, se ha introducido un caso para contemplar cuando tenemos tres líneas prácticamente consecutivas para emparejar. Así nos quedaremos con las dos líneas más exteriores de las tres.</text:p>
      <text:p text:style-name="Normal">- En “<text:span text:style-name="T202">relleno_</text:span><text:span text:style-name="T203">lineas</text:span><text:span text:style-name="T204">_sueltas()”, se han metido condiciones para cuando al restar la altura menos el ancho obtenemos un valor menor a 0 o si por el contrario, al sumar la altura más el ancho obtenemos un valor mayor a 3000.</text:span></text:p>
      <text:p text:style-name="Normal"><text:span text:style-name="T205">- Cuando se elimina una línea definitivamente en<text:s/></text:span>“<text:span text:style-name="T206">relleno_</text:span><text:span text:style-name="T207">lineas</text:span><text:span text:style-name="T208">_sueltas()”, se le ha restado 1 a todos los elementos de “vector_indices” para que se siga realizando bien.</text:span></text:p>
      <text:p text:style-name="P209"/>
      <text:p text:style-name="P210">16/03/23</text:p>
      <text:p text:style-name="P211">- Revisado que el algoritmo para modificar los valores de “vector_indices” va bien.</text:p>
      <text:p text:style-name="P212"/>
      <text:p text:style-name="P213">17/03/23</text:p>
      <text:p text:style-name="P214">- Establecidas las condiciones en la fase de aprendizaje para modificar los valores del vector por primera vez, y los casos en los que se puede estrechar alguna de las bandas ya guardadas en “vector_aprendizaje”.</text:p>
      <text:p text:style-name="P215">- Ahora hay que ver cómo usar el “vector_aprendizaje” a la hora de coger las bandas para la siguiente imagen.</text:p>
      <text:p text:style-name="P216"/>
      <text:p text:style-name="P217">20/03/23</text:p>
      <text:p text:style-name="P218">- Se ha creado una función llamada “fase_aprendizaje()” para usar la información de “vector_aprendizaje” en la imagen siguiente”. Hay que ver cómo usar o si se van a usar las líneas desechadas en esa fase de aprendizaje.</text:p>
      <text:p text:style-name="P219"/>
      <text:p text:style-name="P220">23/03/23</text:p>
      <text:p text:style-name="Normal"><text:span text:style-name="T221">- Se ha terminado prácticamente la función “fase_aprendizaje()”. Quizás más adelante hay que retocarla.<text:s/></text:span></text:p>
      <text:p text:style-name="Normal"/>
      <text:soft-page-break/>
      <text:p text:style-name="P222">27/03/23</text:p>
      <text:p text:style-name="Normal"><text:span text:style-name="T223">- Se ha creado “completar</text:span><text:span text:style-name="T224">_bandas_aprendizaje()”, para completar las bandas que se quedan a medias solo con el límite superior o inferior tras la fase de aprendizaje. Se usará el ancho de las bandas que sí están completas para obtener el límite que falta.</text:span></text:p>
      <text:p text:style-name="P225">- Se ha metido el trozo de código para sacar “vector_ocupacion” al final de</text:p>
      <text:p text:style-name="Standard"><text:span text:style-name="T226">“completar</text:span><text:span text:style-name="T227">_bandas_aprendizaje</text:span><text:span text:style-name="T228"><text:s/>()” tras completar las bandas que estaban a medias.</text:span></text:p>
      <text:p text:style-name="P229"/>
      <text:p text:style-name="P230">28/03/23</text:p>
      <text:p text:style-name="P231">- Se ha rellenado artificialmente “vector_mascara” para resolver el problema de la línea de “altura2_media”. Ahora también con obtener una sola separación, ya nos quedamos con esa sin buscar más.<text:s/></text:p>
      <text:p text:style-name="P232"/>
      <text:p text:style-name="P233">29/03/23</text:p>
      <text:p text:style-name="P234">- Se han arreglado bastantes detalles que han dado error al utilizar la fase de aprendizaje.</text:p>
      <text:p text:style-name="P235"/>
      <text:p text:style-name="P236">31/03/23</text:p>
      <text:p text:style-name="P237">- Se ha probado la fase de aprendizaje con las 4 secuencias, pero hay fallos en la parte de rellenar con bandas artificiales. Hay que repasarlo y arreglarlo.</text:p>
      <text:p text:style-name="P238">- Se va a cambiar la estructura del programa. En lugar de usar “emparejamiento_lineas()” solo en la primera iteración (es decir solo con la primera imagen), se va a usar con todas y una vez echo los emparejamientos, comparamos eso con “vector_aprendizaje” a partir de la segunda imagen inclusive.<text:s/></text:p>
      <text:p text:style-name="P239"><text:span text:style-name="T240">-<text:s/></text:span><text:span text:style-name="T241">De esta manera probablemente sobre la función “completar</text:span><text:span text:style-name="T242">_bandas_aprendizaje()”</text:span><text:span text:style-name="T243">, pero se mirará si se debe rellenar alguna de las líneas sueltas.</text:span></text:p>
      <text:p text:style-name="Normal"><text:span text:style-name="T244">- Se va a probar a poner la función “</text:span><text:span text:style-name="T245">eliminacion_bandas_productos()</text:span><text:span text:style-name="T246">” justo después de hacer el emparejamiento, es decir, después de la función<text:s/></text:span><text:span text:style-name="T247">“emparejamiento_lineas()”</text:span><text:span text:style-name="T248">.</text:span></text:p>
      <text:p text:style-name="P249"/>
      <text:p text:style-name="P250">03/04/23</text:p>
      <text:p text:style-name="P251">-<text:s/>Por ahora se va a realizar:</text:p>
      <text:list text:style-name="LFO1" text:continue-numbering="true">
        <text:list-item>
          <text:p text:style-name="P252">Búsqueda de líneas por Hough por franjas</text:p>
        </text:list-item>
        <text:list-item>
          <text:p text:style-name="P253">Selección líneas definitivas</text:p>
        </text:list-item>
        <text:list-item>
          <text:p text:style-name="P254">Emparejamiento de líneas</text:p>
        </text:list-item>
        <text:list-item>
          <text:p text:style-name="P255">Eliminación bandas en productos</text:p>
        </text:list-item>
        <text:list-item>
          <text:p text:style-name="P256">Fase de aprendizaje a partir de la segunda imagen (esto hay que modificarlo)</text:p>
        </text:list-item>
        <text:list-item>
          <text:p text:style-name="P257">Relleno líneas sueltas</text:p>
        </text:list-item>
        <text:list-item>
          <text:p text:style-name="P258"><text:span text:style-name="T259">Creación de bandas artificiales</text:span></text:p>
        </text:list-item>
      </text:list>
      <text:p text:style-name="P260"/>
      <text:p text:style-name="P261">HACER UN MATCH ENTRE EL CENTRO DEL CÓDIGO DE BARRAS EN LAS IMÁGENES CON ZOOM Y LA IMAGEN SIN ZOOM PARA SABER LAS COORDENADAS REALES DEL PUNTO. MIRAR CÓMO SE HIZO EN AMPLI DE ROBÓTICA.</text:p>
      <text:p text:style-name="P262"/>
      <text:p text:style-name="P263">PROBAR A QUITAR LOS REFLEJOS EN LOS CÓDIGOS DE BARRAS</text:p>
      <text:p text:style-name="P264"/>
      <text:p text:style-name="Standard"><text:span text:style-name="T265">METER EN UNA FUNCIÓN LA PARTE DE DIVIDIR LA IMAGEN EN FRANJAS Y HACER HOUGH POR FRANJAS.<text:s/></text:span><text:span text:style-name="T266">MIRAR SI SE PUEDE HACER UN POCO MÁS EFICIENTE LA FUNCIÓN Y ASÍ EVITAR REPERTIR CÓDIGO TANTAS VECES.</text:span></text:p>
      <text:p text:style-name="P267"/>
      <text:p text:style-name="P268">INTRODUCIR FASE DE APRENDIZAJE EN EL CÓDIGO.</text:p>
      <text:p text:style-name="Standard"><text:span text:style-name="T269">IDEA 1</text:span><text:span text:style-name="T270">: OBTENER LAS LÍNEAS POR HOUGH Y SACAR UN VALOR DE A CUÁNTO ESTÁN SEPARADAS LAS LÍNEAS QUE SON PRÓXIMAS ENTRE SÍ QUE SERÁ EL ANCHO DE LAS BANDAS HORIZONTALES. SI LA SEPARACIÓN ES GRANDE, SIGNIFICARÁ QUE<text:s/></text:span><text:soft-page-break/><text:span text:style-name="T271">SE TRATA DEL LÍMITE INFERIOR DE UNA BANDA RESPECTO AL LÍMITE SUPERIOR DE LA BANDA SIGUIENTE Y SERÁ UN VALOR MÁS GRANDE QUE NO HABRÁ QUE TENER EN CUENTA (FIJAR UN TOPE DE SEPARACIÓN PARA TENER EN CUENTA EL VALOR O NO).<text:s/></text:span></text:p>
      <text:p text:style-name="Standard"><text:span text:style-name="T272">IDEA 2</text:span><text:span text:style-name="T273">: SI SE DETECTA UNA BANDA Y SE CONFIRMA QUE ES UNA BANDA, GUARDAR ESE LÍMITE SUPERIOR E INFERIOR EN UNA VECTOR O ALGO PARA COMPARARLO CON LAS ALTURAS OBTENIDAS EN EL SIGUIENTE FRAME, Y ASÍ PARTIR CON INFORMACIÓN DE ANTEMANO PARA EL SIGUIENTE FRAME (APRENDIZAJE).</text:span></text:p>
      <text:p text:style-name="P274"/>
      <text:p text:style-name="P275">SACAR FOTOS DE TODAS LAS ETAPAS DEL ALGORITMO (HOUGH, EMPAREJAMIENTO, RELLENO, BANDAS ARTIFICIALES, ELIMINACIÓN DE BANDAS…)</text:p>
      <text:p text:style-name="P276"/>
      <text:p text:style-name="Standard"><text:span text:style-name="T277">MIRAR SI PONER UNA CONDICIÓN CUANDO EMPAREJEMOS LAS LÍNEAS PARA EVITAR QUE SE FORMEN PAREJAS EN PRODUCTOS: TIPO QUE TENGA QUE ESTAR A UNA DISTANCIA DETERMINADA RESPECTO A LA ÚLTIMA PAREJA FORMADA PARA PODER FORMAR LA ACTUAL.</text:span></text:p>
      <text:p text:style-name="P278"/>
      <text:p text:style-name="Standard"><text:span text:style-name="T279">PROBAR A HACER HOUGH A PARTES DE LA IMAGEN, POR EJEMPLO HACER CUATRO HOUGHs, CALCULANDO HOUGH SOLO DE UN CUARTO DE LA IMAGEN.<text:s/></text:span></text:p>
      <text:p text:style-name="P280"/>
      <text:p text:style-name="P281">MIRAR LO DE AÑADIR LOS 20 PÍXELES POR ARRIBA Y POR ABAJO, REVISAR QUE SOLO SE HAGA EN LAS PAREJAS DIRECTAMENTE DETECTADAS Y QUE TAMBIÉN SE USE LOS DATOS DE LAS PAREJAS SIN ESE ENSANCHE PARA HACER LOS CÁLCULOS</text:p>
      <text:p text:style-name="P282"/>
      <text:p text:style-name="P283">SE DEBE DE HACER UN ALGORITMO ITERATIVO DE TAL MANERA QUE SI POR EJEMPLO FORMAMOS UNA PAREJA EN LOS PRODUCTOS, EL ALGORITMO RECONOZCA DE ALGUNA MANERA QUE ESA PAREJA ESTÁ MAL PARA DESECHARLA Y BUSCAR OTRA</text:p>
      <text:p text:style-name="P284"/>
      <text:p text:style-name="P285">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286"/>
      <text:p text:style-name="P287">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288"/>
      <text:p text:style-name="P289">MIRAR CÓMO HACER EL RELLENO DE LÍNEAS SUELTAS HACIA EL LADO CORRECTO</text:p>
      <text:p text:style-name="P290"/>
      <text:p text:style-name="P291">MIRAR SI EN VEZ DE CREAR LAS BANDAS HORIZONTALES SOLO USANDO LAS ALTURAS, USAR MEJOR LAS LÍNEAS DETECTADAS CON SU INCLINACIÓN INCLUÍDA (SI LA TIENEN)</text:p>
      <text:p text:style-name="P292"/>
      <text:p text:style-name="P293">EN VEZ DE HACER UN CÓDIGO TAN LARGO, HACER FUNCIONES E IMPORTARLAS COMO EN AMPLI DE ROBÓTICA</text:p>
      <text:p text:style-name="P294"/>
      <text:soft-page-break/>
      <text:p text:style-name="Standard"><text:span text:style-name="T295">pip install opencv-contrib-python</text:span></text:p>
      <text:p text:style-name="Standard"/>
      <text:p text:style-name="Standard"/>
      <text:p text:style-name="Standard"/>
      <text:p text:style-name="P296">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4-03T12:59:00Z</dc:date>
    <meta:template xlink:href="Normal.dotm" xlink:type="simple"/>
    <meta:editing-cycles>191</meta:editing-cycles>
    <meta:editing-duration>PT506760S</meta:editing-duration>
    <meta:document-statistic meta:page-count="12" meta:paragraph-count="60" meta:word-count="4690" meta:character-count="30428" meta:row-count="214" meta:non-whitespace-character-count="25798"/>
  </office:meta>
</office:document-meta>
</file>